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Employee_20_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mployee Data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it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ng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ock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8:56:59.3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mployee_20_Data" style:display-name="PageStyle_Employe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0:53:33</meta:creation-date>
    <meta:initial-creator>Apache POI</meta:initial-creator>
    <dc:language>en-US</dc:language>
    <dc:date>2018-12-12T18:57:15.896000000</dc:date>
    <meta:editing-cycles>5</meta:editing-cycles>
    <meta:editing-duration>PT1M49S</meta:editing-duration>
    <meta:generator>LibreOffice/6.1.3.2$Windows_X86_64 LibreOffice_project/86daf60bf00efa86ad547e59e09d6bb77c699acb</meta:generator>
    <meta:document-statistic meta:table-count="1" meta:cell-count="12" meta:object-count="0"/>
  </office:meta>
</office:document-meta>
</file>